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svg:stroke-opacity="0%" draw:opacity="38%" draw:opacity-name="" draw:textarea-horizontal-align="justify" draw:textarea-vertical-align="middle" draw:auto-grow-height="false" fo:min-height="1.02cm" fo:min-width="4.898cm"/>
    </style:style>
    <style:style style:name="gr2" style:family="graphic" style:parent-style-name="standard">
      <style:graphic-properties draw:stroke="solid" draw:textarea-horizontal-align="justify" draw:textarea-vertical-align="middle" draw:auto-grow-height="false" fo:min-height="0.385cm" fo:min-width="4.262cm"/>
      <style:paragraph-properties style:writing-mode="lr-tb"/>
    </style:style>
    <style:style style:name="gr3" style:family="graphic" style:parent-style-name="standard">
      <style:graphic-properties svg:stroke-color="#729fcf" svg:stroke-opacity="0%" draw:opacity="38%" draw:opacity-name="" draw:textarea-horizontal-align="justify" draw:textarea-vertical-align="middle" draw:auto-grow-height="false" fo:min-height="1.655cm" fo:min-width="4.898cm"/>
    </style:style>
    <style:style style:name="gr4" style:family="graphic" style:parent-style-name="standard">
      <style:graphic-properties draw:stroke="dash" draw:stroke-dash="Dash_20__28_Rounded_29_" svg:stroke-linecap="round" draw:fill-color="#ffffff" draw:textarea-horizontal-align="justify" draw:textarea-vertical-align="middle" draw:auto-grow-height="false" fo:min-height="0.385cm" fo:min-width="4.262cm"/>
      <style:paragraph-properties style:writing-mode="lr-tb"/>
    </style:style>
    <style:style style:name="gr5" style:family="graphic" style:parent-style-name="standard">
      <style:graphic-properties svg:stroke-color="#729fcf" svg:stroke-opacity="0%" draw:opacity="38%" draw:opacity-name="" draw:textarea-horizontal-align="justify" draw:textarea-vertical-align="middle" draw:auto-grow-height="false" fo:min-height="1.654cm" fo:min-width="4.89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2.357cm"/>
      <style:paragraph-properties style:writing-mode="lr-tb"/>
    </style:style>
    <style:style style:name="gr8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0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1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opacity="38%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-color="#ffffff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8cm" svg:height="1.27cm" svg:x="10.207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0.635cm" svg:x="10.525cm" svg:y="5.128cm">
          <text:p text:style-name="P2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8cm" svg:height="1.905cm" svg:x="10.208cm" svg:y="7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0.635cm" svg:x="10.526cm" svg:y="7.349cm">
          <text:p text:style-name="P2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62cm" svg:height="0.635cm" svg:x="10.526cm" svg:y="7.984cm">
          <text:p text:style-name="P3"><text:span text:style-name="T2">Syscall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98cm" svg:height="1.904cm" svg:x="10.207cm" svg:y="9.8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0.635cm" svg:x="13.382cm" svg:y="10.843cm">
          <text:p text:style-name="P2"><text:span text:style-name="T1">Driv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62cm" svg:height="0.635cm" svg:x="10.525cm" svg:y="10.208cm">
          <text:p text:style-name="P3"><text:span text:style-name="T2">Libc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57cm" svg:height="0.635cm" svg:x="10.525cm" svg:y="10.843cm">
          <text:p text:style-name="P2"><text:span text:style-name="T1">Userspace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1.478cm" svg:y1="8.937cm" svg:x2="11.477cm" svg:y2="9.89cm">
          <text:p/>
        </draw:line>
        <draw:line draw:style-name="gr9" draw:text-style-name="P5" draw:layer="layout" svg:x1="14.335cm" svg:y1="8.937cm" svg:x2="14.335cm" svg:y2="9.89cm">
          <text:p/>
        </draw:line>
        <draw:line draw:style-name="gr10" draw:text-style-name="P5" draw:layer="layout" svg:x1="11.477cm" svg:y1="7.032cm" svg:x2="11.477cm" svg:y2="6.08cm">
          <text:p/>
        </draw:line>
        <draw:line draw:style-name="gr11" draw:text-style-name="P5" draw:layer="layout" svg:x1="14.335cm" svg:y1="7.032cm" svg:x2="14.335cm" svg:y2="6.08cm">
          <text:p/>
        </draw:line>
        <draw:frame draw:style-name="gr12" draw:text-style-name="P6" draw:layer="layout" svg:width="1.92cm" svg:height="0.725cm" svg:x="15.59cm" svg:y="5.127cm">
          <draw:text-box>
            <text:p><text:span text:style-name="T1">L</text:span><text:span text:style-name="T1">a</text:span><text:span text:style-name="T1">y</text:span><text:span text:style-name="T1">e</text:span><text:span text:style-name="T1">r</text:span><text:span text:style-name="T1"> </text:span><text:span text:style-name="T1">0</text:span></text:p>
          </draw:text-box>
        </draw:frame>
        <draw:frame draw:style-name="gr12" draw:text-style-name="P6" draw:layer="layout" svg:width="1.92cm" svg:height="0.725cm" svg:x="15.59cm" svg:y="7.667cm">
          <draw:text-box>
            <text:p><text:span text:style-name="T1">Layer 1</text:span></text:p>
          </draw:text-box>
        </draw:frame>
        <draw:frame draw:style-name="gr12" draw:text-style-name="P6" draw:layer="layout" svg:width="1.92cm" svg:height="0.725cm" svg:x="15.59cm" svg:y="10.525cm">
          <draw:text-box>
            <text:p><text:span text:style-name="T1">Layer 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6T14:40:42.641525801</meta:creation-date>
    <dc:date>2022-03-26T16:09:00.454617937</dc:date>
    <meta:editing-duration>PT9M53S</meta:editing-duration>
    <meta:editing-cycles>3</meta:editing-cycles>
    <meta:generator>LibreOffice/7.2.3.2$Linux_X86_64 LibreOffice_project/20$Build-2</meta:generator>
    <meta:document-statistic meta:object-count="16"/>
  </office:meta>
</office:document-meta>
</file>